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hwere Luftwaffe: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Leichte Luftwaffe:</text:p>
      <text:p text:style-name="P1"/>
      <text:p text:style-name="P3"><text:span text:style-name="T1">Fernkampf I,</text:span></text:p>
      <text:p text:style-name="P3"><text:span text:style-name="T1">Fernkampf II,</text:span></text:p>
      <text:p text:style-name="P3"><text:span text:style-name="T1">Musketier,</text:span></text:p>
      <text:p text:style-name="P3"><text:span text:style-name="T1">Veteran.Muskete,</text:span></text:p>
      <text:p text:style-name="P3"><text:span text:style-name="T1">Scharfschütze.Muskete,</text:span></text:p>
      <text:p text:style-name="P3"><text:span text:style-name="T1">Meistermusketier,</text:span></text:p>
      <text:p text:style-name="P3"><text:span text:style-name="T1">Armbrustschütze,</text:span></text:p>
      <text:p text:style-name="P3"><text:span text:style-name="T1">Veteran.Armbrust,</text:span></text:p>
      <text:p text:style-name="P3"><text:span text:style-name="T1">Scharfschütze.Armbrust,</text:span></text:p>
      <text:p text:style-name="P3"><text:span text:style-name="T1">Armbrustmeister,</text:span></text:p>
      <text:p text:style-name="P3"><text:span text:style-name="T1">Pfeilhagel,</text:span></text:p>
      <text:p text:style-name="P3"><text:span text:style-name="T1"/></text:p>
      <text:p text:style-name="P3"><text:span text:style-name="T1"/></text:p>
      <text:p text:style-name="P3">Donnergeschoss(Fähigkeit):</text:p>
      <text:p text:style-name="P2">mittlerer AP Verbrauch</text:p>
      <text:p text:style-name="P2">Energieschaden-Fernkampf statt Bolzen/Kugel</text:p>
      <text:p text:style-name="P2">Basiert auf KG/RD.Armbrust oder KG/RD.Muskete(höhere Wert gewählt)</text:p>
      <text:p text:style-name="P2">Sonstige Werte von der ausgerüsteten Waffe</text:p>
      <text:p text:style-name="P2">Munition: 2 Schuß pro Schlacht</text:p>
      <text:p text:style-name="P2"/>
      <text:p text:style-name="P2"/>
      <text:p text:style-name="P3">Splittergranate(Fähigkeit):</text:p>
      <text:p text:style-name="P2">mittlerer AP Verbrauch</text:p>
      <text:p text:style-name="P2">Flächenschaden-Fernkampf statt Bolzen/Kugel</text:p>
      <text:p text:style-name="P2">Basiert auf KG/RD.Armbrust oder KG/RD.Muskete(höhere Wert gewählt)</text:p>
      <text:p text:style-name="P2">{RD.Armbrust --</text:p>
      <text:p text:style-name="P2"><text:s/>RD.Muskete --} während Auslösung der Fähigkeit</text:p>
      <text:p text:style-name="P2">Sonstige Werte von der ausgerüsteten Waffe</text:p>
      <text:p text:style-name="P2">Munition: 2 Schuß pro Schlacht</text:p>
      <text:p text:style-name="P2"/>
      <text:p text:style-name="P2"/>
      <text:p text:style-name="P3">Nahkampfanfälligkeit:</text:p>
      <text:p text:style-name="P2">KG --, falls Gegner einen Nahkampfangriff auf die Einheit start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29M39S</meta:editing-duration>
    <meta:editing-cycles>4</meta:editing-cycles>
    <meta:generator>OpenOffice.org/3.2$Win32 OpenOffice.org_project/320m18$Build-9502</meta:generator>
    <dc:date>2012-03-13T00:36:54.34</dc:date>
    <dc:creator>Daniel Spanier</dc:creator>
    <meta:document-statistic meta:table-count="0" meta:image-count="0" meta:object-count="0" meta:page-count="1" meta:paragraph-count="29" meta:word-count="88" meta:character-count="816"/>
    <meta:user-defined meta:name="Info 1"/>
    <meta:user-defined meta:name="Info 2"/>
    <meta:user-defined meta:name="Info 3"/>
    <meta:user-defined meta:name="Info 4"/>
  </office:meta>
</office:document-meta>
</file>